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vertical-align="" fo:background-color="#dddddd" fo:padding="0.097cm" fo:border="0.75pt solid #bf819e" style:writing-mode="page">
        <style:background-image/>
      </style:table-cell-properties>
    </style:style>
    <style:style style:name="Tableau1.A2" style:family="table-cell">
      <style:table-cell-properties style:vertical-align="" fo:background-color="#b2b2b2" fo:padding="0.097cm" fo:border-left="0.75pt solid #bf819e" fo:border-right="none" fo:border-top="none" fo:border-bottom="0.75pt solid #bf819e" style:writing-mode="page">
        <style:background-image/>
      </style:table-cell-properties>
    </style:style>
    <style:style style:name="Tableau1.B2" style:family="table-cell">
      <style:table-cell-properties style:vertical-align="" fo:background-color="transparent" fo:padding="0.097cm" fo:border-left="0.75pt solid #bf819e" fo:border-right="0.75pt solid #bf819e" fo:border-top="none" fo:border-bottom="0.75pt solid #bf819e" style:writing-mode="page">
        <style:background-image/>
      </style:table-cell-properties>
    </style:style>
    <style:style style:name="Tableau1.A8" style:family="table-cell">
      <style:table-cell-properties style:vertical-align="" fo:background-color="#dddddd" fo:padding="0.097cm" fo:border-left="0.75pt solid #bf819e" fo:border-right="0.75pt solid #bf819e" fo:border-top="none" fo:border-bottom="0.75pt solid #bf819e" style:writing-mode="page">
        <style:background-image/>
      </style:table-cell-properties>
    </style:style>
    <style:style style:name="Tableau1.10" style:family="table-row">
      <style:table-row-properties style:min-row-height="1.385cm"/>
    </style:style>
    <style:style style:name="P1" style:family="paragraph" style:parent-style-name="Standard">
      <style:text-properties style:font-name="Comic Sans MS" fo:font-size="12pt" officeooo:rsid="00113832" officeooo:paragraph-rsid="00113832" style:font-size-asian="12pt" style:font-size-complex="12pt"/>
    </style:style>
    <style:style style:name="P2" style:family="paragraph" style:parent-style-name="Standard">
      <style:text-properties style:font-name="Comic Sans MS" fo:font-size="12pt" officeooo:rsid="001f93bc" officeooo:paragraph-rsid="00113832" style:font-size-asian="12pt" style:font-size-complex="12pt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font-name="Comic Sans MS" fo:font-size="9pt" officeooo:rsid="0020cdd8" officeooo:paragraph-rsid="0020cdd8" style:font-size-asian="9pt" style:font-size-complex="9pt"/>
    </style:style>
    <style:style style:name="P4" style:family="paragraph" style:parent-style-name="Table_20_Contents">
      <style:paragraph-properties fo:margin-left="0cm" fo:margin-right="0cm" fo:line-height="200%" fo:text-align="center" style:justify-single-word="false" fo:text-indent="0cm" style:auto-text-indent="false"/>
      <style:text-properties fo:color="#000000" loext:opacity="100%" style:font-name="Comic Sans MS" fo:font-size="9pt" officeooo:rsid="0020cdd8" officeooo:paragraph-rsid="0020cdd8" style:font-size-asian="9pt" style:font-size-complex="9pt"/>
    </style:style>
    <style:style style:name="P5" style:family="paragraph" style:parent-style-name="Table_20_Contents">
      <style:paragraph-properties fo:margin-left="0cm" fo:margin-right="0cm" fo:line-height="200%" fo:text-align="center" style:justify-single-word="false" fo:text-indent="0cm" style:auto-text-indent="false"/>
      <style:text-properties fo:color="#000000" loext:opacity="100%" style:font-name="Comic Sans MS" fo:font-size="9pt" officeooo:rsid="00225579" officeooo:paragraph-rsid="00225579" style:font-size-asian="9pt" style:font-size-complex="9pt"/>
    </style:style>
    <style:style style:name="P6" style:family="paragraph" style:parent-style-name="Table_20_Contents">
      <style:paragraph-properties fo:margin-left="0cm" fo:margin-right="0cm" fo:line-height="200%" fo:text-align="center" style:justify-single-word="false" fo:text-indent="0cm" style:auto-text-indent="false"/>
      <style:text-properties fo:color="#000000" loext:opacity="100%" style:font-name="Comic Sans MS" fo:font-size="9pt" officeooo:rsid="00299f37" officeooo:paragraph-rsid="00299f37" style:font-size-asian="9pt" style:font-size-complex="9pt"/>
    </style:style>
    <style:style style:name="P7" style:family="paragraph" style:parent-style-name="Table_20_Contents">
      <style:paragraph-properties fo:margin-left="0cm" fo:margin-right="0cm" fo:line-height="200%" fo:text-align="center" style:justify-single-word="false" fo:text-indent="0cm" style:auto-text-indent="false"/>
      <style:text-properties fo:color="#000000" loext:opacity="100%" style:font-name="Comic Sans MS" fo:font-size="9pt" officeooo:rsid="0039fd4d" officeooo:paragraph-rsid="0039fd4d" style:font-size-asian="9pt" style:font-size-complex="9pt"/>
    </style:style>
    <style:style style:name="P8" style:family="paragraph" style:parent-style-name="Table_20_Contents">
      <style:paragraph-properties fo:margin-left="0cm" fo:margin-right="0cm" fo:line-height="200%" fo:text-align="center" style:justify-single-word="false" fo:text-indent="0cm" style:auto-text-indent="false"/>
      <style:text-properties fo:color="#000000" loext:opacity="100%" style:font-name="Comic Sans MS" fo:font-size="9pt" officeooo:rsid="00289cc1" officeooo:paragraph-rsid="00289cc1" style:font-size-asian="9pt" style:font-size-complex="9pt"/>
    </style:style>
    <style:style style:name="P9" style:family="paragraph" style:parent-style-name="Table_20_Contents">
      <style:paragraph-properties fo:margin-left="0cm" fo:margin-right="0cm" fo:line-height="200%" fo:text-align="center" style:justify-single-word="false" fo:text-indent="0cm" style:auto-text-indent="false"/>
      <style:text-properties fo:color="#000000" loext:opacity="100%" style:font-name="Comic Sans MS" fo:font-size="9pt" officeooo:rsid="003deb77" officeooo:paragraph-rsid="003deb77" style:font-size-asian="9pt" style:font-size-complex="9pt"/>
    </style:style>
    <style:style style:name="P10" style:family="paragraph" style:parent-style-name="Table_20_Contents">
      <style:paragraph-properties fo:margin-left="0cm" fo:margin-right="0cm" fo:line-height="200%" fo:text-align="center" style:justify-single-word="false" fo:text-indent="0cm" style:auto-text-indent="false"/>
      <style:text-properties fo:color="#000000" loext:opacity="100%" style:font-name="Comic Sans MS" fo:font-size="9pt" officeooo:rsid="00433930" officeooo:paragraph-rsid="00433930" style:font-size-asian="9pt" style:font-size-complex="9pt"/>
    </style:style>
    <style:style style:name="P11" style:family="paragraph" style:parent-style-name="Table_20_Contents">
      <style:paragraph-properties fo:margin-left="0cm" fo:margin-right="0cm" fo:line-height="200%" fo:text-align="center" style:justify-single-word="false" fo:text-indent="0cm" style:auto-text-indent="false"/>
      <style:text-properties fo:color="#000000" loext:opacity="100%" style:font-name="Comic Sans MS" fo:font-size="9pt" style:font-size-asian="9pt" style:font-size-complex="9pt"/>
    </style:style>
    <style:style style:name="P12" style:family="paragraph" style:parent-style-name="Table_20_Contents">
      <style:paragraph-properties fo:margin-left="0cm" fo:margin-right="0cm" fo:line-height="200%" fo:text-align="center" style:justify-single-word="false" fo:text-indent="0cm" style:auto-text-indent="false"/>
      <style:text-properties fo:color="#000000" loext:opacity="100%" style:font-name="Comic Sans MS" fo:font-size="9pt" officeooo:rsid="00351af7" officeooo:paragraph-rsid="00351af7" style:font-size-asian="9pt" style:font-size-complex="9pt"/>
    </style:style>
    <style:style style:name="P13" style:family="paragraph" style:parent-style-name="Table_20_Contents">
      <style:paragraph-properties fo:margin-left="0cm" fo:margin-right="0cm" fo:line-height="200%" fo:text-align="center" style:justify-single-word="false" fo:text-indent="0cm" style:auto-text-indent="false"/>
      <style:text-properties fo:color="#000000" loext:opacity="100%" style:font-name="Comic Sans MS" fo:font-size="9pt" officeooo:rsid="003f01bb" officeooo:paragraph-rsid="003f01bb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none" style:text-line-through-type="none" style:text-position="0% 100%"/>
    </style:style>
    <style:style style:name="T3" style:family="text">
      <style:text-properties officeooo:rsid="002b83a7"/>
    </style:style>
    <style:style style:name="T4" style:family="text">
      <style:text-properties officeooo:rsid="002f2c84"/>
    </style:style>
    <style:style style:name="T5" style:family="text">
      <style:text-properties officeooo:rsid="0030eb62"/>
    </style:style>
    <style:style style:name="T6" style:family="text">
      <style:text-properties officeooo:rsid="0031f40e"/>
    </style:style>
    <style:style style:name="T7" style:family="text">
      <style:text-properties officeooo:rsid="00336e31"/>
    </style:style>
    <style:style style:name="T8" style:family="text">
      <style:text-properties officeooo:rsid="003bfbed"/>
    </style:style>
    <style:style style:name="T9" style:family="text">
      <style:text-properties officeooo:rsid="0040ee20"/>
    </style:style>
    <style:style style:name="T10" style:family="text">
      <style:text-properties officeooo:rsid="0040f1a4"/>
    </style:style>
    <style:style style:name="T11" style:family="text">
      <style:text-properties officeooo:rsid="00442dac"/>
    </style:style>
    <style:style style:name="T12" style:family="text">
      <style:text-properties officeooo:rsid="004483fc"/>
    </style:style>
    <style:style style:name="T13" style:family="text">
      <style:text-properties officeooo:rsid="00454f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ntreprise</text:span> : <text:span text:style-name="T2">ANKAMA</text:span></text:p>
      <text:p text:style-name="P1"><text:span text:style-name="T1">Noms</text:span> : Leclercq Manon, Mignot Mathis, Sergeant Tanguy</text:p>
      <text:p text:style-name="P1"><text:span text:style-name="T1">Groupe</text:span> : C</text:p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102797904">
          <table:table-cell table:style-name="Tableau1.A1" table:number-columns-spanned="2" office:value-type="string">
            <text:p text:style-name="P3">Critères généraux</text:p>
          </table:table-cell>
          <table:covered-table-cell/>
        </table:table-row>
        <table:table-row table:style-name="TableLine103142752">
          <table:table-cell table:style-name="Tableau1.A2" office:value-type="string">
            <text:p text:style-name="P4">Taille</text:p>
          </table:table-cell>
          <table:table-cell table:style-name="Tableau1.B2" office:value-type="string">
            <text:p text:style-name="P5"><text:span text:style-name="T5">Au-delà de 199 salariés </text:span><text:span text:style-name="T6">(</text:span><text:span text:style-name="T7">PME)</text:span></text:p>
          </table:table-cell>
        </table:table-row>
        <table:table-row table:style-name="TableLine103193984">
          <table:table-cell table:style-name="Tableau1.A2" office:value-type="string">
            <text:p text:style-name="P4">Activité</text:p>
          </table:table-cell>
          <table:table-cell table:style-name="Tableau1.B2" office:value-type="string">
            <text:p text:style-name="P5">Quaternaire (jeux vidéos, animation)</text:p>
          </table:table-cell>
        </table:table-row>
        <table:table-row table:style-name="TableLine103194672">
          <table:table-cell table:style-name="Tableau1.A2" office:value-type="string">
            <text:p text:style-name="P4">Champ d’action</text:p>
          </table:table-cell>
          <table:table-cell table:style-name="Tableau1.B2" office:value-type="string">
            <text:p text:style-name="P5">International</text:p>
          </table:table-cell>
        </table:table-row>
        <table:table-row table:style-name="TableLine103195360">
          <table:table-cell table:style-name="Tableau1.A2" office:value-type="string">
            <text:p text:style-name="P4">Finalités (et pourquoi l’entreprise existe)</text:p>
          </table:table-cell>
          <table:table-cell table:style-name="Tableau1.B2" office:value-type="string">
            <text:p text:style-name="P6">Être un groupe indépendant de création numérique spécialisé dans le domaine du divertissement</text:p>
            <text:p text:style-name="P7">RSE : PDE</text:p>
          </table:table-cell>
        </table:table-row>
        <table:table-row table:style-name="TableLine103196048">
          <table:table-cell table:style-name="Tableau1.A2" office:value-type="string">
            <text:p text:style-name="P4">Mission(s)</text:p>
          </table:table-cell>
          <table:table-cell table:style-name="Tableau1.B2" office:value-type="string">
            <text:p text:style-name="P8">Produire des jeux vidéos, des séries d’animation, éditer des livres <text:span text:style-name="T3">connectés à un même univer</text:span><text:span text:style-name="T4">s</text:span></text:p>
          </table:table-cell>
        </table:table-row>
        <table:table-row table:style-name="TableLine103196816">
          <table:table-cell table:style-name="Tableau1.A2" office:value-type="string">
            <text:p text:style-name="P4">Objectifs</text:p>
          </table:table-cell>
          <table:table-cell table:style-name="Tableau1.B2" office:value-type="string">
            <text:p text:style-name="P7">Qualitatif (<text:span text:style-name="T8">notoriété, </text:span>satisfaction clients)</text:p>
          </table:table-cell>
        </table:table-row>
        <table:table-row table:style-name="TableLine103197584">
          <table:table-cell table:style-name="Tableau1.A8" table:number-columns-spanned="2" office:value-type="string">
            <text:p text:style-name="P4">Caractéristiques de l’environnement (stable ? Complexe?)</text:p>
          </table:table-cell>
          <table:covered-table-cell/>
        </table:table-row>
        <table:table-row table:style-name="TableLine103198832">
          <table:table-cell table:style-name="Tableau1.A2" office:value-type="string">
            <text:p text:style-name="P4">Micro</text:p>
          </table:table-cell>
          <table:table-cell table:style-name="Tableau1.B2" office:value-type="string">
            <text:p text:style-name="P9">Niveau concurrence : Tous les éditeurs de jeux, particuli<text:span text:style-name="T9">è</text:span>rement les éditeurs de MMO</text:p>
            <text:p text:style-name="P10">Clients : <text:span text:style-name="T12">consommateurs de jeux vidéo </text:span><text:span text:style-name="T13">(entre 10 et 34 ans)</text:span></text:p>
          </table:table-cell>
        </table:table-row>
        <table:table-row table:style-name="Tableau1.10">
          <table:table-cell table:style-name="Tableau1.A2" office:value-type="string">
            <text:p text:style-name="P4">Macro</text:p>
          </table:table-cell>
          <table:table-cell table:style-name="Tableau1.B2" office:value-type="string">
            <text:p text:style-name="P11"/>
          </table:table-cell>
        </table:table-row>
        <table:table-row table:style-name="TableLine103200176">
          <table:table-cell table:style-name="Tableau1.A8" table:number-columns-spanned="2" office:value-type="string">
            <text:p text:style-name="P4">Ressources</text:p>
          </table:table-cell>
          <table:covered-table-cell/>
        </table:table-row>
        <table:table-row table:style-name="TableLine103200944">
          <table:table-cell table:style-name="Tableau1.A2" office:value-type="string">
            <text:p text:style-name="P4">Matérielles</text:p>
          </table:table-cell>
          <table:table-cell table:style-name="Tableau1.B2" office:value-type="string">
            <text:p text:style-name="P9">Locaux: Roubaix</text:p>
          </table:table-cell>
        </table:table-row>
        <table:table-row table:style-name="TableLine103201664">
          <table:table-cell table:style-name="Tableau1.A2" office:value-type="string">
            <text:p text:style-name="P4">Humaines</text:p>
          </table:table-cell>
          <table:table-cell table:style-name="Tableau1.B2" office:value-type="string">
            <text:p text:style-name="P12">500 salariés</text:p>
          </table:table-cell>
        </table:table-row>
        <table:table-row table:style-name="TableLine103202464">
          <table:table-cell table:style-name="Tableau1.A2" office:value-type="string">
            <text:p text:style-name="P4">Financières</text:p>
          </table:table-cell>
          <table:table-cell table:style-name="Tableau1.B2" office:value-type="string">
            <text:p text:style-name="P9">CA : 5 400 000</text:p>
          </table:table-cell>
        </table:table-row>
        <table:table-row table:style-name="TableLine103203264">
          <table:table-cell table:style-name="Tableau1.A8" table:number-columns-spanned="2" office:value-type="string">
            <text:p text:style-name="P4">Direction et décision</text:p>
          </table:table-cell>
          <table:covered-table-cell/>
        </table:table-row>
        <table:table-row table:style-name="TableLine103204032">
          <table:table-cell table:style-name="Tableau1.A2" office:value-type="string">
            <text:p text:style-name="P4">Qui dirige ?</text:p>
          </table:table-cell>
          <table:table-cell table:style-name="Tableau1.B2" office:value-type="string">
            <text:p text:style-name="P13">Direction unilatéral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08:06:02.139928937</meta:creation-date>
    <dc:date>2022-10-14T09:29:49.461196978</dc:date>
    <meta:editing-duration>PT59M31S</meta:editing-duration>
    <meta:editing-cycles>35</meta:editing-cycles>
    <meta:generator>LibreOffice/7.3.4.2$Linux_X86_64 LibreOffice_project/728fec16bd5f605073805c3c9e7c4212a0120dc5</meta:generator>
    <meta:document-statistic meta:table-count="1" meta:image-count="0" meta:object-count="0" meta:page-count="1" meta:paragraph-count="32" meta:word-count="125" meta:character-count="851" meta:non-whitespace-character-count="758"/>
  </office:meta>
</office:document-meta>
</file>